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h text:style-name="Heading_20_1_unnumbered" text:outline-level="1" text:is-list-header="true">
<text:bookmark-start text:name="OrgXref.orgheadline9"/>
<text:bookmark text:name="orgheadline9"/>Sonic Pi Cheat Sheet
<text:bookmark-end text:name="OrgXref.orgheadline9"/></text:h>
      <text:h text:style-name="Heading_20_2_unnumbered" text:outline-level="2" text:is-list-header="true">
<text:bookmark-start text:name="OrgXref.orgheadline1"/>
<text:bookmark text:name="orgheadline1"/>Play a sound
<text:bookmark-end text:name="OrgXref.orgheadline1"/></text:h>
      <text:p text:style-name="OrgSrcBlockLastLine">play<text:s/>70</text:p>
      <text:h text:style-name="Heading_20_2_unnumbered" text:outline-level="2" text:is-list-header="true">
<text:bookmark-start text:name="OrgXref.orgheadline2"/>
<text:bookmark text:name="orgheadline2"/>Play a chord
<text:bookmark-end text:name="OrgXref.orgheadline2"/></text:h>
      <text:p text:style-name="OrgSrcBlock">play<text:s/>72</text:p>
      <text:p text:style-name="OrgSrcBlock">play<text:s/>75</text:p>
      <text:p text:style-name="OrgSrcBlockLastLine">play<text:s/>79</text:p>
      <text:h text:style-name="Heading_20_2_unnumbered" text:outline-level="2" text:is-list-header="true">
<text:bookmark-start text:name="OrgXref.orgheadline3"/>
<text:bookmark text:name="orgheadline3"/>Play a progression
<text:bookmark-end text:name="OrgXref.orgheadline3"/></text:h>
      <text:p text:style-name="OrgSrcBlock">play<text:s/>72</text:p>
      <text:p text:style-name="OrgSrcBlock"><text:span text:style-name="OrgSrcFontLockBuiltinFace">sleep</text:span><text:s/>1</text:p>
      <text:p text:style-name="OrgSrcBlock">play<text:s/>75</text:p>
      <text:p text:style-name="OrgSrcBlock"><text:span text:style-name="OrgSrcFontLockBuiltinFace">sleep</text:span><text:s/>1</text:p>
      <text:p text:style-name="OrgSrcBlockLastLine">play<text:s/>79</text:p>
      <text:h text:style-name="Heading_20_2_unnumbered" text:outline-level="2" text:is-list-header="true">
<text:bookmark-start text:name="OrgXref.orgheadline4"/>
<text:bookmark text:name="orgheadline4"/>Switch synth
<text:bookmark-end text:name="OrgXref.orgheadline4"/></text:h>
      <text:p text:style-name="OrgSrcBlock">use_synth<text:s/><text:span text:style-name="OrgSrcFontLockConstantFace">:saw</text:span></text:p>
      <text:p text:style-name="OrgSrcBlockLastLine">play<text:s/>60</text:p>
      <text:h text:style-name="Heading_20_2_unnumbered" text:outline-level="2" text:is-list-header="true">
<text:bookmark-start text:name="OrgXref.orgheadline5"/>
<text:bookmark text:name="orgheadline5"/>Play a sample
<text:bookmark-end text:name="OrgXref.orgheadline5"/></text:h>
      <text:p text:style-name="OrgSrcBlockLastLine">sample<text:s/><text:span text:style-name="OrgSrcFontLockConstantFace">:ambi_lunar_land</text:span></text:p>
      <text:h text:style-name="Heading_20_2_unnumbered" text:outline-level="2" text:is-list-header="true">
<text:bookmark-start text:name="OrgXref.orgheadline6"/>
<text:bookmark text:name="orgheadline6"/>Iteration
<text:bookmark-end text:name="OrgXref.orgheadline6"/></text:h>
      <text:p text:style-name="OrgSrcBlock">3.times<text:s/><text:span text:style-name="OrgSrcFontLockKeywordFace">do</text:span></text:p>
      <text:p text:style-name="OrgSrcBlock"><text:s/><text:s/>play<text:s/>50</text:p>
      <text:p text:style-name="OrgSrcBlock"><text:s/><text:s/><text:span text:style-name="OrgSrcFontLockBuiltinFace">sleep</text:span><text:s/>1</text:p>
      <text:p text:style-name="OrgSrcBlockLastLine"><text:span text:style-name="OrgSrcFontLockKeywordFace">end</text:span></text:p>
      <text:h text:style-name="Heading_20_2_unnumbered" text:outline-level="2" text:is-list-header="true">
<text:bookmark-start text:name="OrgXref.orgheadline8"/>
<text:bookmark text:name="orgheadline8"/>Live loops
<text:bookmark-end text:name="OrgXref.orgheadline8"/></text:h>
      <text:h text:style-name="Heading_20_3_unnumbered" text:outline-level="3" text:is-list-header="true">
<text:bookmark-start text:name="OrgXref.orgheadline7"/>
<text:bookmark text:name="orgheadline7"/>Will play a loop that can be updated live. Loops can play simultaneously
<text:bookmark-end text:name="OrgXref.orgheadline7"/></text:h>
      <text:p text:style-name="OrgSrcBlock">live_loop<text:s/><text:span text:style-name="OrgSrcFontLockConstantFace">:foo</text:span><text:s/><text:span text:style-name="OrgSrcFontLockKeywordFace">do</text:span></text:p>
      <text:p text:style-name="OrgSrcBlock"><text:s/><text:s/>play<text:s/>60</text:p>
      <text:p text:style-name="OrgSrcBlock"><text:s/><text:s/><text:span text:style-name="OrgSrcFontLockBuiltinFace">sleep</text:span><text:s/>1</text:p>
      <text:p text:style-name="OrgSrcBlock"><text:span text:style-name="OrgSrcFontLockKeywordFace">end</text:span></text:p>
      <text:p text:style-name="OrgSrcBlock"/>
      <text:p text:style-name="OrgSrcBlock">live_loop<text:s/><text:span text:style-name="OrgSrcFontLockConstantFace">:bar</text:span><text:s/><text:span text:style-name="OrgSrcFontLockKeywordFace">do</text:span></text:p>
      <text:p text:style-name="OrgSrcBlock"><text:s/><text:s/>play<text:s/>65</text:p>
      <text:p text:style-name="OrgSrcBlock"><text:s/><text:s/><text:span text:style-name="OrgSrcFontLockBuiltinFace">sleep</text:span><text:s/>1</text:p>
      <text:p text:style-name="OrgSrcBlockLastLine"><text:span text:style-name="OrgSrcFontLockKeywordFace">end</text:span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KeywordFace" style:family="text">
      <style:text-properties fo:color="#b4fa70"/>
    </style:style>
    <style:style style:name="OrgSrcFontLockConstantFace" style:family="text">
      <style:text-properties fo:color="#e9b2e3"/>
    </style:style>
    <style:style style:name="OrgSrcFontLockBuiltinFace" style:family="text">
      <style:text-properties fo:color="#e090d7"/>
    </style:style>
    <style:style style:name="OrgSrcBlock" style:family="paragraph" style:parent-style-name="Preformatted_20_Text">
      <style:paragraph-properties fo:background-color="#2e3436" fo:padding="0.049cm" fo:border="0.51pt solid #000000" style:shadow="none">
        <style:background-image/>
      </style:paragraph-properties>
      <style:text-properties fo:color="#eeeeec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js</dc:creator>
    <meta:initial-creator>mjs</meta:initial-creator>
    <dc:date>2016-10-05T11:11:35</dc:date>
    <meta:creation-date>2016-10-05T11:11:35</meta:creation-date>
    <meta:generator>Emacs 26.0.50.2 (Org mode 8.3.6)</meta:generator>
    <meta:keyword/>
    <dc:subject/>
    <dc:title/>
  </office:meta>
</office:document-meta>
</file>